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6" style:family="paragraph" style:parent-style-name="Standard" style:master-page-name="Standard">
      <style:paragraph-properties style:page-number="auto"/>
      <style:text-properties style:font-name="EB Garamond 12"/>
    </style:style>
    <style:style style:name="T1" style:family="text">
      <style:text-properties officeooo:rsid="005714b7"/>
    </style:style>
    <style:style style:name="T2" style:family="text">
      <style:text-properties officeooo:rsid="00880dbe"/>
    </style:style>
    <style:style style:name="T3" style:family="text">
      <style:text-properties officeooo:rsid="007c6d62"/>
    </style:style>
    <style:style style:name="T4" style:family="text">
      <style:text-properties officeooo:rsid="01e21ff5"/>
    </style:style>
    <style:style style:name="T5" style:family="text">
      <style:text-properties officeooo:rsid="02867bcd"/>
    </style:style>
    <style:style style:name="T6" style:family="text">
      <style:text-properties officeooo:rsid="035015ca"/>
    </style:style>
    <style:style style:name="T7" style:family="text">
      <style:text-properties officeooo:rsid="0353ddab"/>
    </style:style>
    <style:style style:name="T8" style:family="text">
      <style:text-properties officeooo:rsid="035534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5"><text:s text:c="4"/>Wolfgang <text:span text:style-name="T8">Esser-</text:span>Skala, 201<text:span text:style-name="T5">8</text:span></text:p>
      <text:p text:style-name="P5"/>
      <text:p text:style-name="P5"/>
      <text:p text:style-name="P3">© 201<text:span text:style-name="T5">8</text:span> by Wolfgang <text:span text:style-name="T8">Esser-</text:span>Skala. This edition is licensed under the<text:span text:style-name="T6"> </text:span>Creative Commons Attribution<text:span text:style-name="T2">-NonCommercial-ShareAlike</text:span> 4.0 International License.<text:span text:style-name="T6"> </text:span>To view a copy of this license, visit http://creativecommons.org/licenses/by<text:span text:style-name="T3">-nc-sa</text:span>/4.0/.</text:p>
      <text:p text:style-name="P2"/>
      <text:p text:style-name="P4">Music engraving by LilyPond 2.18.0 (http://www.lilypond.org).<text:span text:style-name="T1"><text:line-break/>Front matter</text:span> typeset with EB Garamond (http://www.georgduffner.at/ebgaramond).</text:p>
      <text:p text:style-name="P5"/>
      <text:p text:style-name="P1">First <text:span text:style-name="T4">version</text:span>, <text:span text:style-name="T8">September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03T22:32:31.308297317</dc:date>
    <dc:creator>Wolfgang Skala</dc:creator>
    <meta:editing-duration>P9DT4H50M1S</meta:editing-duration>
    <meta:editing-cycles>771</meta:editing-cycles>
    <meta:generator>LibreOffice/4.2.8.2$Linux_X86_64 LibreOffice_project/420m0$Build-2</meta:generator>
    <meta:document-statistic meta:table-count="0" meta:image-count="1" meta:object-count="0" meta:page-count="1" meta:paragraph-count="4" meta:word-count="46" meta:character-count="435" meta:non-whitespace-character-count="389"/>
  </office:meta>
</office:document-meta>
</file>